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2"><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4452192000242329551"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2708988469925779948" text:style-name="WW8Num8">
        <text:list-item>
          <text:p text:style-name="P138"><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1697283257229515258"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48">Inoltre, è vostro diritto ottenere:</text:p>
      <text:list xml:id="list6235772997550099059"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2">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7841959975289219098"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2">Your data might be communicated to the following, in charge as External Consultant:</text:p>
      <text:list xml:id="list1221450200630641987"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4">By signing below, I acknowledge that I read the privacy notice above and consent to the collection, use and disclosure of my personal information as described in it.</text:p>
      <text:p text:style-name="P32"/>
      <text:p text:style-name="P3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7-23T08:47:05.664599547</dc:date>
    <meta:editing-duration>P7DT2H48M27S</meta:editing-duration>
    <meta:editing-cycles>1100</meta:editing-cycles>
    <meta:generator>LibreOffice/4.3.3.2$Linux_X86_64 LibreOffice_project/430m0$Build-2</meta:generator>
    <dc:creator>thebrush </dc:creator>
    <meta:document-statistic meta:table-count="8" meta:image-count="0" meta:object-count="0" meta:page-count="9" meta:paragraph-count="181" meta:word-count="1846" meta:character-count="15598" meta:non-whitespace-character-count="13932"/>
    <meta:user-defined meta:name="Info 1"/>
    <meta:user-defined meta:name="Info 2"/>
    <meta:user-defined meta:name="Info 3"/>
    <meta:user-defined meta:name="Info 4"/>
  </office:meta>
</office:document-meta>
</file>